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5"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name-complex="Georgia" style:font-size-complex="10.5pt" style:language-complex="none" style:country-complex="none"/>
    </style:style>
    <style:style style:name="T3" style:family="text">
      <style:text-properties fo:font-variant="normal" fo:text-transform="none" fo:color="#000000" style:font-name="Georgia" fo:font-size="10.5pt" fo:letter-spacing="normal" fo:language="none" fo:country="none" fo:font-style="normal"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4" style:family="text">
      <style:text-properties fo:font-variant="normal" fo:text-transform="none" fo:color="#3b3d40" style:font-name="Georgia" fo:font-size="10.5pt" fo:letter-spacing="normal" fo:font-style="normal" fo:font-weight="normal" style:font-size-asian="10.5pt" style:font-size-complex="10.5pt"/>
    </style:style>
    <style:style style:name="T5"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6"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7"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hy Don't You Get Busy?</text:span> </text:p>
      <text:p text:style-name="P1"><text:span text:style-name="T1">Read:</text:span> Matthew 20:1-7; Acts 1:6-11</text:p>
      <text:p text:style-name="P1"><text:span text:style-name="T1">Text:</text:span> <text:s/>Matthew 20:6b “...<text:span text:style-name="T6">Why stand ye here all the day idle?”</text:span></text:p>
      <text:p text:style-name="P3"><text:span text:style-name="T1">Introduction:</text:span> <text:s/>I read these scriptures this week and I saw them from a little different angle than I had seen before. <text:s/>Years ago there was a man in my congregation who was unemployed. <text:s/>He had been downsized from an electronics company. <text:s/>He was looking and we were praying that he could find a job in his line of work before his knowledge became obsolete. <text:s/>He was offered a job that was less than perfect for him but it would keep him in the line of work that he was qualified for. <text:s/>The following Sunday my sermon had a point that dealt with doing the task ahead of us. This man approached me at the end of the sermon and said that he had planned to turn down the job because he had grown comfortable on unemployment. <text:s/>God had spoken to him thru the sermon to accept the job. <text:s/></text:p>
      <text:p text:style-name="P3"><text:s text:c="2"/>In our scripture we read about some folks who were not working. <text:s/>We also read about an employer who needed workers. <text:s/>In the scripture the employees did not seek the job but the employer sought the workers. <text:s/>It is the same today with the kingdom of God there are far more jobs than there are workers so the Master employer is seeking men and women to labor in the field. <text:s/>So why don't God's people want to work? <text:s/>Maybe it's for the same reason that people don't want to work in our society.</text:p>
      <text:p text:style-name="P3"/>
      <text:p text:style-name="P3"><text:span text:style-name="T1"><text:s text:c="2"/>It doesn't Pay enough:</text:span> <text:s/>Many jobs start with a low rate of pay that will increase over time. <text:s/>It may seem like God doesn't pay well but for those who hang in there it will pay off in the end. (1 cent doubled pay vs $100.00 per hour). <text:s/>Can you imagine walking on the streets of gold and having your doubts about if it was worth it? <text:s/>Can you imagine sitting on your mansions front porch just chatting with Jesus and asking yourself if it was worth it?</text:p>
      <text:p text:style-name="P3"><text:s text:c="2"/>I love listening to Dave Ramsey on the radio. Some callers tell how they got serious with their debt snowball and worked three jobs. <text:s/>The other day I heard one tell how her husband sold his boat and took on several new jobs to get out of debt. <text:s/>If I have to work harder for less pay to insure that I am pleasing to my Heavenly Father It will all be worth it when we see Jesus and He calls us by name. <text:s/></text:p>
      <text:p text:style-name="P3"/>
      <text:p text:style-name="P3"><text:span text:style-name="T1"><text:s text:c="2"/>I don't like the people there:</text:span> I read about a guy who was sleeping <text:s/>when he was awakened and told that he'd have to hurry if he was going to make it to school on time. He refused to get up. He said” “I don't want to go to school...none of the kids like me...the teachers hate me, and the work is too hard. <text:s/>Give me three reasons why I should go to school.” <text:s/>His mother said: “#1 you need to learn to appreciate your teachers, #2 you need to learn how to get along with the kids, and #3 You're the principal.”</text:p>
      <text:p text:style-name="P3"><text:s text:c="2"/>Let's be honest some of God's people are hard to get along with. <text:s/>Just like our physical family there are difficult people that we tolerate because they are family so there are some in God's family that we need to put up with because they are our spiritual family. <text:s/>Sometimes it is the people that we are sent to minister to that are difficult to love. <text:s/>One missionary said that God convicted him that he was not loving to those that he was called to minister to. <text:s/>He said: “Well, I could love them if they weren't so stub-born and hard headed.” <text:s/>Later on after God had changed his heart toward the tribe he said that there was a rumor going around. <text:s/>The natives said that they thought <text:span text:style-name="T7">he</text:span> had become a Christian.</text:p>
      <text:p text:style-name="P3"><text:s text:c="2"/>I guess we could be like Jonah and preach the message to people which we wanted to see dead even after they repented however loving those we are trying to reach gives our message a better chance of being received well.</text:p>
      <text:p text:style-name="P3"/>
      <text:p text:style-name="P3"><text:span text:style-name="T1"><text:s text:c="2"/>I don't like the hours:</text:span> “Pastor, someday I am going to get busy serving the Lord but right now is not a good time. <text:s/>The teen wants to be happily married first. <text:s/>The college aged couple wants to be financially successful. <text:s/>Then there is raising children, the career, and the list goes on and on. <text:s/>We intend to serve Him some time but just not at this time. <text:s/>They are attending church every week and putting money in the offering most of the time that they go but someday they will start doing it the way that God asks them to. <text:s/>(Song: Plenty of Time)</text:p>
      <text:p text:style-name="P3"/>
      <text:p text:style-name="P5"><text:span text:style-name="T4"><text:s text:c="2"/></text:span><text:span text:style-name="T5">I'm working on being a stronger Christian first:</text:span><text:span text:style-name="T4"> Have you ever heard the phrase: “He's so heavenly minded that he's no earthly good.?” In Acts 1:11 an angel speaks: “...</text:span><text:span text:style-name="T2">Ye men of Galilee, why stand ye gazing up into heaven? this same Jesus, which is taken up from you into heaven, shall so come in like manner as ye have seen him go into heaven.” <text:s/>Jesus had just ascended to heaven and they were awe struck but the message they were given was to get their eyes off of the sky and put them back down on earth. Jesus is coming back so get busy.</text:span></text:p>
      <text:p text:style-name="P5"><text:span text:style-name="T2"/></text:p>
      <text:p text:style-name="P5"><text:span text:style-name="T3">Conclude:</text:span><text:span text:style-name="T2"> We read in Matthew that it is harvest time when the farmer asks the question: “Why stand ye here, all the day, idle?” <text:s/>What's your excuse? <text:s/>Why aren't you busy in the Master's servic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7</meta:editing-cycles>
    <meta:creation-date>2014-03-28T17:34:00</meta:creation-date>
    <dc:date>2020-11-26T08:43:06.40</dc:date>
    <meta:editing-duration>P2DT16H43M36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955" meta:character-count="49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